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C09D84920A0FF7145.png" manifest:media-type="image/png"/>
  <manifest:file-entry manifest:full-path="Pictures/10000001000002BC000002BCD8CA5E6BD13A5E4F.png" manifest:media-type="image/png"/>
  <manifest:file-entry manifest:full-path="Pictures/10000001000002BC000002BC0DAB6F67AE4726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draw:shadow="hidden" draw:shadow-offset-x="0.199cm" draw:shadow-offset-y="0.199cm" draw:shadow-color="#808080" draw:color-mode="standard" draw:luminance="0%" draw:contrast="0%" draw:gamma="100%" draw:red="0%" draw:green="0%" draw:blue="0%" fo:clip="rect(0cm, 0cm, 5.884cm, 0cm)" draw:image-opacity="100%" style:mirror="none" text:animation-delay="P0D"/>
    </style:style>
    <style:style style:name="gr2" style:family="graphic" style:parent-style-name="standard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min-height="0.479cm" fo:padding-top="0.03cm" fo:padding-bottom="0.03cm" fo:padding-left="0.049cm" fo:padding-right="0.049cm" draw:shadow="hidden" draw:shadow-offset-x="0.199cm" draw:shadow-offset-y="0.199cm" draw:shadow-color="#808080" text:animation-delay="P0D"/>
      <style:paragraph-properties style:writing-mode="lr-tb"/>
    </style:style>
    <style:style style:name="gr3" style:family="graphic" style:parent-style-name="standard">
      <style:graphic-properties draw:stroke="solid" draw:stroke-dash="Dashed_20__28_var_29__20_4" svg:stroke-width="0.049cm" svg:stroke-color="#000000" draw:marker-start="" draw:marker-start-width="0.28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4" style:family="graphic" style:parent-style-name="Oggetto_20_senza_20_riempimento_20_e_20_linee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03cm" fo:padding-bottom="0.03cm" fo:padding-left="0.049cm" fo:padding-right="0.049cm" draw:shadow="hidden" draw:shadow-offset-x="0.199cm" draw:shadow-offset-y="0.199cm" draw:shadow-color="#808080" draw:color-mode="standard" draw:luminance="0%" draw:contrast="0%" draw:gamma="100%" draw:red="0%" draw:green="0%" draw:blue="0%" fo:clip="rect(0cm, 0cm, 7.339cm, 0cm)" draw:image-opacity="100%" style:mirror="none" text:animation-delay="P0D"/>
    </style:style>
    <style:style style:name="gr5" style:family="graphic" style:parent-style-name="standard">
      <style:graphic-properties draw:stroke="dash" draw:stroke-dash="Fine_20_Dashed" svg:stroke-width="0.049cm" svg:stroke-color="#000000" draw:marker-start="" draw:marker-start-width="0.199cm" draw:marker-start-center="false" draw:marker-end="Estremità_20_linea_20_5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49cm" svg:stroke-color="#000000" draw:marker-start="Estremità_20_linea_20_5" draw:marker-start-width="0.199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  <style:paragraph-properties style:writing-mode="lr-tb"/>
    </style:style>
    <style:style style:name="gr7" style:family="graphic" style:parent-style-name="standard">
      <style:graphic-properties draw:stroke="solid" draw:stroke-dash="Dashed_20__28_var_29__20_4" svg:stroke-width="0.049cm" svg:stroke-color="#000000" draw:marker-start="Estremità_20_linea_20_5" draw:marker-start-width="0.28cm" draw:marker-start-center="false" draw:marker-end="" draw:marker-end-width="0.199cm" draw:marker-end-center="false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gr8" style:family="graphic" style:parent-style-name="standard">
      <style:graphic-properties draw:stroke="dash" draw:stroke-dash="Dot" svg:stroke-width="0.049cm" svg:stroke-color="#000000" draw:marker-start="Estremità_20_linea_20_5" draw:marker-start-width="0.28cm" draw:marker-start-center="false" draw:marker-end="Estremità_20_linea_20_5" draw:marker-end-width="0.199cm" draw:marker-end-center="false" svg:stroke-linecap="butt" draw:fill="solid" draw:fill-color="#729fcf" draw:textarea-horizontal-align="center" draw:textarea-vertical-align="bottom" draw:auto-grow-height="false" fo:padding-top="0.005cm" fo:padding-bottom="0.005cm" fo:padding-left="0.025cm" fo:padding-right="0.025cm" draw:shadow="hidden" draw:shadow-offset-x="0.199cm" draw:shadow-offset-y="0.199cm" draw:shadow-color="#808080" text:animation-delay="P0D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draw:name="Shape1">
          <draw:frame draw:style-name="gr1" draw:text-style-name="P1" draw:layer="layout" svg:width="2.1cm" svg:height="1.599cm" svg:x="5.24cm" svg:y="14.277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14.213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15.437cm">
            <draw:text-box>
              <text:p text:style-name="P2"><text:span text:style-name="T1">Turnista</text:span></text:p>
            </draw:text-box>
          </draw:frame>
          <draw:frame draw:style-name="gr2" draw:text-style-name="P3" draw:layer="layout" svg:width="2.56cm" svg:height="0.539cm" svg:x="9.92cm" svg:y="15.437cm">
            <draw:text-box>
              <text:p text:style-name="P2"><text:span text:style-name="T1">Fureria</text:span></text:p>
            </draw:text-box>
          </draw:frame>
          <draw:frame draw:style-name="gr2" draw:text-style-name="P3" draw:layer="layout" svg:width="2.124cm" svg:height="0.539cm" svg:x="14.516cm" svg:y="15.437cm">
            <draw:text-box>
              <text:p text:style-name="P2"><text:span text:style-name="T1">Personale</text:span></text:p>
            </draw:text-box>
          </draw:frame>
          <draw:path draw:style-name="gr3" draw:text-style-name="P4" draw:layer="layout" svg:width="2.917cm" svg:height="0.721cm" draw:transform="rotate (2.90771853382255) translate (9.57268850464016cm 16.2299526177853cm)" svg:viewBox="0 0 2918 722" svg:d="M0 722c1320-932 2918-695 2918-695">
            <text:p/>
          </draw:path>
          <draw:frame draw:style-name="gr2" draw:text-style-name="P5" draw:layer="layout" svg:width="2.463cm" svg:height="0.539cm" svg:x="7.02cm" svg:y="15.275cm">
            <draw:text-box>
              <text:p text:style-name="P2"><text:span text:style-name="T2">risposta ok/no</text:span></text:p>
            </draw:text-box>
          </draw:frame>
          <draw:g>
            <draw:path draw:style-name="gr3" draw:text-style-name="P4" draw:layer="layout" svg:width="2.917cm" svg:height="0.721cm" draw:transform="rotate (-0.233874119767241) translate (6.89431148525699cm 14.1233526725711cm)" svg:viewBox="0 0 2918 722" svg:d="M0 722c1320-931 2918-695 2918-695">
              <text:p/>
            </draw:path>
          </draw:g>
          <draw:frame draw:style-name="gr2" draw:text-style-name="P5" draw:layer="layout" svg:width="2.463cm" svg:height="0.539cm" svg:x="6.978cm" svg:y="14.533cm">
            <draw:text-box>
              <text:p text:style-name="P2"><text:span text:style-name="T2">richiesta</text:span></text:p>
            </draw:text-box>
          </draw:frame>
          <draw:frame draw:style-name="gr4" draw:text-style-name="P1" draw:layer="layout" svg:width="2.163cm" svg:height="1.521cm" svg:x="9.396cm" svg:y="14.232cm">
            <draw:image xlink:href="Pictures/10000001000002BC000002BC09D84920A0FF7145.png" xlink:type="simple" xlink:show="embed" xlink:actuate="onLoad" draw:mime-type="image/png">
              <text:p/>
            </draw:image>
          </draw:frame>
          <draw:line draw:style-name="gr5" draw:text-style-name="P7" draw:layer="layout" svg:x1="10.916cm" svg:y1="15.147cm" svg:x2="13.916cm" svg:y2="15.147cm">
            <text:p text:style-name="P6"><text:span text:style-name="T2">dati SO115</text:span></text:p>
          </draw:line>
        </draw:g>
        <draw:g draw:name="Shape 1">
          <draw:frame draw:style-name="gr1" draw:text-style-name="P1" draw:layer="layout" svg:width="2.1cm" svg:height="1.599cm" svg:x="5.24cm" svg:y="17.402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17.338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18.562cm">
            <draw:text-box>
              <text:p text:style-name="P2"><text:span text:style-name="T1">Turnista</text:span></text:p>
            </draw:text-box>
          </draw:frame>
          <draw:frame draw:style-name="gr2" draw:text-style-name="P3" draw:layer="layout" svg:width="2.56cm" svg:height="0.539cm" svg:x="9.92cm" svg:y="18.562cm">
            <draw:text-box>
              <text:p text:style-name="P2"><text:span text:style-name="T1">Fureria</text:span></text:p>
            </draw:text-box>
          </draw:frame>
          <draw:frame draw:style-name="gr2" draw:text-style-name="P3" draw:layer="layout" svg:width="2.124cm" svg:height="0.539cm" svg:x="14.516cm" svg:y="18.562cm">
            <draw:text-box>
              <text:p text:style-name="P2"><text:span text:style-name="T1">Personale</text:span></text:p>
            </draw:text-box>
          </draw:frame>
          <draw:g>
            <draw:g>
              <draw:path draw:style-name="gr3" draw:text-style-name="P4" draw:layer="layout" svg:width="2.917cm" svg:height="0.721cm" draw:transform="rotate (-0.233874119767241) translate (6.89431148525699cm 17.219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6.978cm" svg:y="17.629cm">
              <draw:text-box>
                <text:p text:style-name="P2"><text:span text:style-name="T2">richiesta</text:span></text:p>
              </draw:text-box>
            </draw:frame>
          </draw:g>
          <draw:frame draw:style-name="gr4" draw:text-style-name="P1" draw:layer="layout" svg:width="2.163cm" svg:height="1.521cm" svg:x="9.396cm" svg:y="17.357cm">
            <draw:image xlink:href="Pictures/10000001000002BC000002BC09D84920A0FF7145.png" xlink:type="simple" xlink:show="embed" xlink:actuate="onLoad" draw:mime-type="image/png">
              <text:p/>
            </draw:image>
          </draw:frame>
          <draw:g>
            <draw:g>
              <draw:path draw:style-name="gr3" draw:text-style-name="P4" draw:layer="layout" svg:width="7.177cm" svg:height="2.117cm" draw:transform="skewX (0.0904080552533063) rotate (-2.85780211721552) translate (14.01436947813cm 19.301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79cm" svg:y="19.611cm">
              <draw:text-box>
                <text:p text:style-name="P2"><text:span text:style-name="T2">giustificativi</text:span></text:p>
              </draw:text-box>
            </draw:frame>
          </draw:g>
          <draw:line draw:style-name="gr6" draw:text-style-name="P7" draw:layer="layout" svg:x1="10.916cm" svg:y1="18.472cm" svg:x2="13.916cm" svg:y2="18.472cm">
            <text:p text:style-name="P6"><text:span text:style-name="T2">dati SO115</text:span></text:p>
          </draw:line>
          <draw:g>
            <draw:g>
              <draw:path draw:style-name="gr3" draw:text-style-name="P4" draw:layer="layout" svg:width="2.917cm" svg:height="0.721cm" draw:transform="rotate (-0.233874119767241) translate (11.082311485257cm 17.219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11.166cm" svg:y="17.629cm">
              <draw:text-box>
                <text:p text:style-name="P2"><text:span text:style-name="T2">richiesta</text:span></text:p>
              </draw:text-box>
            </draw:frame>
          </draw:g>
          <draw:g>
            <draw:g>
              <draw:path draw:style-name="gr7" draw:text-style-name="P4" draw:layer="layout" svg:width="7.177cm" svg:height="2.117cm" draw:transform="skewX (0.0904080552533063) rotate (-2.85780211721552) translate (14.00236947813cm 18.792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67cm" svg:y="19.002cm">
              <draw:text-box>
                <text:p text:style-name="P2"><text:span text:style-name="T2">risposta ok/no</text:span></text:p>
              </draw:text-box>
            </draw:frame>
          </draw:g>
        </draw:g>
        <draw:g draw:name="Shape 2">
          <draw:frame draw:style-name="gr1" draw:text-style-name="P1" draw:layer="layout" svg:width="2.1cm" svg:height="1.599cm" svg:x="5.24cm" svg:y="21.705cm">
            <draw:image xlink:href="Pictures/10000001000002BC000002BC0DAB6F67AE47266E.png" xlink:type="simple" xlink:show="embed" xlink:actuate="onLoad" draw:mime-type="image/png">
              <text:p/>
            </draw:image>
          </draw:frame>
          <draw:frame draw:style-name="gr1" draw:text-style-name="P1" draw:layer="layout" svg:width="2.1cm" svg:height="1.601cm" svg:x="13.74cm" svg:y="21.641cm">
            <draw:image xlink:href="Pictures/10000001000002BC000002BCD8CA5E6BD13A5E4F.png" xlink:type="simple" xlink:show="embed" xlink:actuate="onLoad" draw:mime-type="image/png">
              <text:p/>
            </draw:image>
          </draw:frame>
          <draw:frame draw:style-name="gr2" draw:text-style-name="P3" draw:layer="layout" svg:width="2.124cm" svg:height="0.539cm" svg:x="4.3cm" svg:y="22.865cm">
            <draw:text-box>
              <text:p text:style-name="P2"><text:span text:style-name="T1">Altro</text:span></text:p>
            </draw:text-box>
          </draw:frame>
          <draw:frame draw:style-name="gr2" draw:text-style-name="P3" draw:layer="layout" svg:width="2.56cm" svg:height="0.539cm" svg:x="9.92cm" svg:y="22.865cm">
            <draw:text-box>
              <text:p text:style-name="P2"><text:span text:style-name="T1">Respon.</text:span></text:p>
            </draw:text-box>
          </draw:frame>
          <draw:frame draw:style-name="gr2" draw:text-style-name="P3" draw:layer="layout" svg:width="2.124cm" svg:height="0.539cm" svg:x="14.516cm" svg:y="22.865cm">
            <draw:text-box>
              <text:p text:style-name="P2"><text:span text:style-name="T1">Personale</text:span></text:p>
            </draw:text-box>
          </draw:frame>
          <draw:g>
            <draw:g>
              <draw:path draw:style-name="gr8" draw:text-style-name="P4" draw:layer="layout" svg:width="2.917cm" svg:height="0.721cm" draw:transform="rotate (-0.233874119767241) translate (6.89431148525699cm 21.522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6.978cm" svg:y="22.032cm">
              <draw:text-box>
                <text:p text:style-name="P2"><text:span text:style-name="T2">accordo diretto</text:span></text:p>
              </draw:text-box>
            </draw:frame>
          </draw:g>
          <draw:frame draw:style-name="gr4" draw:text-style-name="P1" draw:layer="layout" svg:width="2.163cm" svg:height="1.521cm" svg:x="9.396cm" svg:y="21.66cm">
            <draw:image xlink:href="Pictures/10000001000002BC000002BC09D84920A0FF7145.png" xlink:type="simple" xlink:show="embed" xlink:actuate="onLoad" draw:mime-type="image/png">
              <text:p/>
            </draw:image>
          </draw:frame>
          <draw:g>
            <draw:g>
              <draw:path draw:style-name="gr3" draw:text-style-name="P4" draw:layer="layout" svg:width="7.177cm" svg:height="2.117cm" draw:transform="skewX (0.0904080552533063) rotate (-2.85780211721552) translate (14.01436947813cm 23.604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79cm" svg:y="23.914cm">
              <draw:text-box>
                <text:p text:style-name="P2"><text:span text:style-name="T2">giustificativi</text:span></text:p>
              </draw:text-box>
            </draw:frame>
          </draw:g>
          <draw:g>
            <draw:g>
              <draw:path draw:style-name="gr7" draw:text-style-name="P4" draw:layer="layout" svg:width="7.177cm" svg:height="2.117cm" draw:transform="skewX (0.0904080552533063) rotate (-2.85780211721552) translate (14.00236947813cm 23.0955879204465cm)" svg:viewBox="0 0 7178 2118" svg:d="M7178 2118c-3245-2732-7178-2040-7178-2040">
                <text:p/>
              </draw:path>
            </draw:g>
            <draw:frame draw:style-name="gr2" draw:text-style-name="P5" draw:layer="layout" svg:width="2.463cm" svg:height="0.539cm" svg:x="9.167cm" svg:y="23.305cm">
              <draw:text-box>
                <text:p text:style-name="P2"><text:span text:style-name="T2">risposta ok/no</text:span></text:p>
              </draw:text-box>
            </draw:frame>
          </draw:g>
          <draw:g>
            <draw:g>
              <draw:path draw:style-name="gr3" draw:text-style-name="P4" draw:layer="layout" svg:width="7.177cm" svg:height="2.117cm" draw:transform="skewX (-0.0905825881785057) rotate (-0.283790536374278) translate (7.0593951473399cm 20.0225712811222cm)" svg:viewBox="0 0 7178 2118" svg:d="M0 2118c3245-2732 7178-2040 7178-2040">
                <text:p/>
              </draw:path>
            </draw:g>
            <draw:frame draw:style-name="gr2" draw:text-style-name="P5" draw:layer="layout" svg:width="2.463cm" svg:height="0.539cm" svg:x="9.115cm" svg:y="20.705cm">
              <draw:text-box>
                <text:p text:style-name="P2"><text:span text:style-name="T2">richiesta</text:span></text:p>
              </draw:text-box>
            </draw:frame>
          </draw:g>
          <draw:g>
            <draw:g>
              <draw:path draw:style-name="gr8" draw:text-style-name="P4" draw:layer="layout" svg:width="2.917cm" svg:height="0.721cm" draw:transform="rotate (-0.233874119767241) translate (10.994311485257cm 21.5223526725711cm)" svg:viewBox="0 0 2918 722" svg:d="M0 722c1320-931 2918-695 2918-695">
                <text:p/>
              </draw:path>
            </draw:g>
            <draw:frame draw:style-name="gr2" draw:text-style-name="P5" draw:layer="layout" svg:width="2.463cm" svg:height="0.539cm" svg:x="11.078cm" svg:y="22.032cm">
              <draw:text-box>
                <text:p text:style-name="P2"><text:span text:style-name="T2">verifica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5" draw:display-name="Estremità linea 5" svg:viewBox="0 0 1131 1580" svg:d="M1013 1491l118 89-567-1580-564 1580 114-85 136-68 148-46 161-17 161 13 153 46z"/>
    <draw:stroke-dash draw:name="Dashed_20__28_var_29__20_4" draw:display-name="Dashed (var) 4" draw:style="rect" draw:dots1="1" draw:dots1-length="0.011cm" draw:dots2="1" draw:dots2-length="0.011cm" draw:distance="0.011cm"/>
    <draw:stroke-dash draw:name="Dot" draw:style="rect" draw:dots1="1" draw:dots1-length="100%" draw:distance="100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3:08:39.438291441</meta:creation-date>
    <meta:editing-duration>PT2M1S</meta:editing-duration>
    <meta:editing-cycles>2</meta:editing-cycles>
    <meta:generator>LibreOffice/7.4.3.2$Linux_X86_64 LibreOffice_project/40$Build-2</meta:generator>
    <dc:date>2023-01-25T13:08:57.405156310</dc:date>
    <meta:document-statistic meta:object-count="64"/>
  </office:meta>
</office:document-meta>
</file>